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499cm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>
      <style:paragraph-properties fo:margin-top="0cm" fo:margin-bottom="0cm"/>
    </style:style>
    <style:style style:name="P5" style:family="paragraph" style:parent-style-name="Text_20_body" style:list-style-name="L1">
      <style:paragraph-properties fo:margin-top="0cm" fo:margin-bottom="0cm"/>
    </style:style>
    <style:style style:name="P6" style:family="paragraph" style:parent-style-name="Text_20_body" style:list-style-name="L2">
      <style:paragraph-properties fo:margin-top="0cm" fo:margin-bottom="0cm"/>
    </style:style>
    <style:style style:name="P7" style:family="paragraph" style:parent-style-name="Text_20_body">
      <style:paragraph-properties fo:margin-top="0cm" fo:margin-bottom="0cm" fo:padding="0cm" fo:border="none"/>
      <style:text-properties fo:font-size="7pt" fo:font-weight="bold"/>
    </style:style>
    <style:style style:name="P8" style:family="paragraph" style:parent-style-name="Text_20_body">
      <style:paragraph-properties fo:margin-top="0cm" fo:margin-bottom="0cm" fo:padding="0.049cm" fo:border="0.002cm solid #000000"/>
    </style:style>
    <style:style style:name="P9" style:family="paragraph" style:parent-style-name="Text_20_body">
      <style:paragraph-properties fo:padding="0.049cm" fo:border="0.002cm solid #000000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Yo! <text:line-break/>Vim aqui hj pra postar um Tutorial de como fazer um inimigo rebater na parede! <text:line-break/>Eu acho q tem uma forma muito mais de fazer isso, mas eu simplesmente naum lembro como, ou realmente naum tem XD <text:line-break/>De qualquer forma, eu vo postar aqui ^^ </text:p>
      <text:p text:style-name="Text_20_body">1º Passo: Animações <text:line-break/>Você deverá criar animações para os custom states, essas animações erão nosso último recurso já q muitos chars não possuem os sprites do grupo 5000 devidamente colocados... Você precisa de 2 animações: <text:line-break/>Animação 1 (vou chamá-la de Anim1 daqui para frente): </text:p>
      <text:list xml:id="list36158271" text:style-name="L1">
        <text:list-item>
          <text:p text:style-name="P5">Sprite 5010,0 com tempo 5 </text:p>
        </text:list-item>
        <text:list-item>
          <text:p text:style-name="P2">Sprite 5010,20 com tempo 40 e loop</text:p>
        </text:list-item>
      </text:list>
      <text:p text:style-name="Text_20_body"><text:line-break/>Animação 2 (vou chamá-la de Anim2 daqui para frente): </text:p>
      <text:list xml:id="list36169796" text:style-name="L2">
        <text:list-item>
          <text:p text:style-name="P6">Sprite 5010,20 com tempo 5 </text:p>
        </text:list-item>
        <text:list-item>
          <text:p text:style-name="P6">Sprite 5030,0 com tempo 5 e inversão H </text:p>
        </text:list-item>
        <text:list-item>
          <text:p text:style-name="P3">Sprite 5010,10 com tempo 5, inverção H e loop</text:p>
        </text:list-item>
      </text:list>
      <text:p text:style-name="P4"><text:line-break/>É lógico q você não precisa usar necessáriamente essas imagens, eu só uma seleção que julguei ser mais conveniente! <text:line-break/>Para quem sabe mecher no Air via bloco de notas, pode usar esse exemplo para as animações: </text:p>
      <text:p text:style-name="P7">Quote</text:p>
      <text:p text:style-name="P9">[Begin Action Anim1] ;&lt;-- Substitua Anim1 pelo número desejado da Begin Action <text:line-break/>5010,0, 0,0, 5, <text:line-break/>Loopstart <text:line-break/>5010,20, 0,0, 40, </text:p>
      <text:p text:style-name="P9">[Begin Action Anim2] ;&lt;-- Substitua Anim2 pelo número desejado da Begin Action <text:line-break/>5010,20, 0,0, 5, <text:line-break/>5030,0, 0,0, 5, H, <text:line-break/>Loopstart <text:line-break/>5030,10, 0,0, 5, H, </text:p>
      <text:p text:style-name="Text_20_body"><text:line-break/>Tendo essas animações em mente, vamos para o próximo passo </text:p>
      <text:p text:style-name="Text_20_body">2º Passo: HitDef <text:line-break/>Aqui você irá programar o HitDef do ataque para mandar o inimigo para um Custom State. <text:line-break/>Um Custom State é um State que está no seu CNS mas que será utilizado pelo inimigo. <text:line-break/>Você irá programar o HitDef normalmente, só precisará acrescentar a linha que levará ao Custom State (que eu chamarei de CSTATEX, onde X será referente ao devido Custom State) <text:line-break/>Então, programe o ataque da forma como quiser e acrescente essa linha no HitDef: </text:p>
      <text:p text:style-name="P7">Quote</text:p>
      <text:p text:style-name="P8">P2StateNo = CSTATE1 ;&lt;-- Substitua CSTATE1 pelo valor do State desejado</text:p>
      <text:p text:style-name="Text_20_body"><text:line-break/>Tendo programado o ataque vamos programar os CSTATES </text:p>
      <text:p text:style-name="Text_20_body">3º Passo: CSTATE1 <text:line-break/>O primeiro Custom State será responsável pela animação do inimigo voando, só lembrando q a velocidade é definida no HitDef! <text:line-break/>O que faremos aqui será apenas definir a animação do inimigo voando, e é aqui que entra em ação a <text:soft-page-break/>Anim1, mas ela será nosso último recurso! <text:line-break/>O código ficará assim </text:p>
      <text:p text:style-name="P7">Quote</text:p>
      <text:p text:style-name="P9">[Statedef CSTATE1] ;&lt;-- Substitua CSTATE1 pelo valor do Custom State <text:line-break/>type = A ;&lt;-- O char (no caso, o inimigo) está no ar <text:line-break/>movetype= H ;&lt;-- O char está levando hit <text:line-break/>physics = N ;&lt;-- A física aplicada aqui será nula </text:p>
      <text:p text:style-name="P9">[State CSTATE1, Anim] <text:line-break/>type = ChangeAnim2 ;&lt;-- o ChangeAnim2 é usado para fazer o inimigo buscar uma animação dentro do seu char <text:line-break/>trigger1 = Time = 0 ;&lt;-- no início do state <text:line-break/>trigger1 = !selfanimexist(5030) ;&lt;-- se a animação 5030 <text:line-break/>trigger1 = !selfanimexist(5035) ;&lt;-- e 5035 não existirem <text:line-break/>value = Anim1 ;&lt;-- irá usar a Anim1 </text:p>
      <text:p text:style-name="P9">[State CSTATE1, Anim] <text:line-break/>type = ChangeAnim ;&lt;-- o ChangeAnim normal faz o inimigo buscar uma animação própria dele <text:line-break/>trigger1 = Time = 0 ;&lt;-- no início do state <text:line-break/>trigger1 = selfanimexist(5030) ;&lt;-- se existir a animação 5030 <text:line-break/>trigger1 = !selfanimexist(5035) ;&lt;-- e não existir a animação 5035 <text:line-break/>value = 5030 ;&lt;-- vai usar a animação 5030 </text:p>
      <text:p text:style-name="P9">[State CSTATE1, Anim] <text:line-break/>type = ChangeAnim <text:line-break/>trigger1 = Time = 0 <text:line-break/>trigger1 = selfanimexist(5035) ;&lt;-- se existir a animação 5035 <text:line-break/>value = 5035 ;&lt;-- vai usar a 5035 mesmo, pois essa é a animação que eu julguei ser mais adequada para a ocasião </text:p>
      <text:p text:style-name="P9">[State CSTATE1, State] <text:line-break/>type = ChangeState ;&lt;-- Vai mudar de state <text:line-break/>trigger1 = HitShakeOver = 1 ;&lt;-- Assim que o efeito do hit passar <text:line-break/>value = CSTATE2 ;&lt;-- Substitua CSTATE2 pelo valor do próximo Custom State</text:p>
      <text:p text:style-name="Text_20_body"><text:line-break/>Tendo programado o primeiro Custom State, vamos para o próximo. </text:p>
      <text:p text:style-name="Text_20_body">4º Passo: CSTATE2 <text:line-break/>Nesse Custom State, iremos definir o momento em que o inimigo bate na parede. <text:line-break/>Aqui também será definida a câmera para que ela não se mova, assim não vai parecer que o inimigo trombou no vento! <text:line-break/>O Código ficará assim: </text:p>
      <text:p text:style-name="P7">Quote</text:p>
      <text:p text:style-name="P9">[Statedef CSTATE2] ;&lt;-- Substitua CSTATE2 pelo valor do Custom State <text:line-break/>type = A <text:line-break/>movetype= H <text:line-break/>physics = N </text:p>
      <text:p text:style-name="P9">[State CSTATE2, Velocity] <text:line-break/>type = HitVelSet ;&lt;-- Define velocidade de Hit <text:line-break/>trigger1 = Time = 0 ;&lt;-- No início do State <text:line-break/>x = 1 ;&lt;-- a velocidade X será 1 <text:line-break/>y = 1 ;&lt;-- a velocidade Y será 1 </text:p>
      <text:p text:style-name="P9">[State CSTATE2, Gravity] <text:line-break/><text:soft-page-break/>type = Gravity ;&lt;-- Isso irá ativar a gravidade <text:line-break/>trigger1 = 1 ;&lt;-- A gravidade estará ativada o tempo todo </text:p>
      <text:p text:style-name="P9">[State CSTATE2, No scroll] <text:line-break/>type = ScreenBound ;&lt;-- Isso irá controlar a câmera <text:line-break/>triggerall = Pos y &lt; -15 ;&lt;-- A posição Y tem que ser menor do que -15 (quando menor o número, mais alto) <text:line-break/>trigger1 = BackEdgeBodyDist &lt; 65 ;&lt;-- Se a distância da "parede" de trás do inimigo for menor que 65 <text:line-break/>trigger2 = FrontEdgeBodyDist &lt; 65 ;&lt;-- Ou se a distância da "parede" da frente do inimigo for menor que 65 <text:line-break/>value = 1 ;&lt;-- O inimigo não poderá se mover fora da tela <text:line-break/>movecamera = 0,1 ;&lt;-- A câmera não seguirá o inimigo na horizontal, mas seguirá na vertical </text:p>
      <text:p text:style-name="P9">[State CSTATE2, Hit wall] <text:line-break/>type = ChangeState ;&lt;-- Isso irá mandar o inimigo para o próximo Custom State <text:line-break/>triggerall = Pos y &lt; -15 ;&lt;-- Se a posição Y dele for menor que -15 <text:line-break/>trigger1 = BackEdgeBodyDist &lt;= 20 ;&lt;-- E a posição da "parede" de trás do inimigo for menor ou igual a 20 <text:line-break/>trigger2 = FrontEdgeBodyDist &lt;= 20 ;&lt;-- Ou a posição da "parede" da frente do inimigo for menor ou igual a 20 <text:line-break/>value = CSTATE3 ;&lt;-- Substitua CSTATE3 pelo valor do próximo Custom State </text:p>
      <text:p text:style-name="P9">[State CSTATE2, Hit ground] <text:line-break/>type = SelfState ;&lt;-- Isso irá mandar o inimigo para um State próprio dele <text:line-break/>trigger1 = (Vel y &gt; 0) &amp;&amp; (Pos y &gt;= 0) ;&lt;-- Se a Velocidade Y por maior que 0 (o inimigo está caindo) e a posição Y for maior ou igual a 0 (o inimigo está no chão ou abaixo do chão) <text:line-break/>value = 5100 ;&lt;-- Vai mandar o Statedef 5100 do inimigo</text:p>
      <text:p text:style-name="Text_20_body"><text:line-break/>Tendo programado o segundo Custom State, vamos para o próximo. </text:p>
      <text:p text:style-name="Text_20_body">5º Passo: CSTATE3 <text:line-break/>Nesse Custom State iremos definir o momento em que o inimigo volta da "parede", ou seja, será o último Custom State e também onde usaremos a Anim2, que também será nosso último recurso <text:line-break/>O código ficará assim: </text:p>
      <text:p text:style-name="P7">Quote</text:p>
      <text:p text:style-name="P9">[Statedef CSTATE3] ;&lt;-- Substitua CSTATE3 pelo valor do terceiro Custom State <text:line-break/>type = A <text:line-break/>movetype= H <text:line-break/>physics = N </text:p>
      <text:p text:style-name="P9">[State CSTATE3, Vel Y] <text:line-break/>type = VelSet ;&lt;-- Definiremos a velocidade Y com a qual o inimigo irá rebater <text:line-break/>trigger1 = Time = 0 ;&lt;-- A velocidade será aplicada logo no início do state <text:line-break/>y = Y ;&lt;-- Substitua Y pelo valor desejado </text:p>
      <text:p text:style-name="P9">[State CSTATE3, Vel X] <text:line-break/>type = VelSet ;&lt;-- Definiremos a velocidade X com a qual o inimigo irá rebater <text:line-break/>trigger1 = Time = 0 <text:line-break/>x = X ;&lt;-- Substitua X pelo valor desejado </text:p>
      <text:p text:style-name="P9">[State CSTATE3, Turn] <text:line-break/>type = Turn ;&lt;-- Fará com que o inimigo vire <text:line-break/>trigger1 = (Time = 0) &amp;&amp; (BackEdgeDist &lt; 30) ;&lt;-- No início do state e quando a distância da "parede" de trás do inimigo for menor que 30 </text:p>
      <text:p text:style-name="P9"><text:soft-page-break/>[State CSTATE3, Gravity] <text:line-break/>type = Gravity <text:line-break/>trigger1 = 1 </text:p>
      <text:p text:style-name="P9">[State CSTATE3, Anim 5050] <text:line-break/>type = ChangeAnim ;&lt;-- Vai mandar o inimigo para uma animação própria dele <text:line-break/>trigger1 = Time = 0 ;&lt;-- No início do state <text:line-break/>trigger1 = !SelfAnimExist(5052) ;&lt;-- Se a animação 5052 não existir <text:line-break/>value = 5050 ;&lt;-- vai mandar para a animação 5050 </text:p>
      <text:p text:style-name="P9">[State CSTATE3, Anim 5052] <text:line-break/>type = ChangeAnim <text:line-break/>trigger1 = Time = 0 <text:line-break/>trigger1 = SelfAnimExist(5052) ;&lt;-- Se a animação 5052 existir <text:line-break/>value = 5052 ;&lt;-- Vai mandar para a animação 5052 </text:p>
      <text:p text:style-name="P9">[State CSTATE3, Anim 5060] <text:line-break/>type = ChangeAnim <text:line-break/>trigger1 = Vel Y &gt; -2 ;&lt;-- Se a velocidade Y for maior que -2 <text:line-break/>trigger1 = Anim = 5050 ;&lt;-- E a animação for a 5050 <text:line-break/>trigger1 = SelfAnimExist(5060) ;&lt;-- E existir a animação 5060 <text:line-break/>persistent = 0 ;&lt;-- Irá ativar esse comando apenas uma vez <text:line-break/>value = 5060 ;&lt;-- vai mandar o inimigo para a animação 5060 </text:p>
      <text:p text:style-name="P9">[State CSTATE3, Anim 5062] <text:line-break/>type = ChangeAnim <text:line-break/>trigger1 = Vel Y &gt; -2 <text:line-break/>trigger1 = Anim = 5052 ;&lt;-- Se a animação for a 5052 <text:line-break/>trigger1 = SelfAnimExist(5062) ;&lt;-- E existir a animação 5062 <text:line-break/>persistent = 0 <text:line-break/>value = 5062 ;&lt;-- Vai mandar o inimigo para a animação 5062 </text:p>
      <text:p text:style-name="P9">[State CSTATE3, Hit ground] <text:line-break/>type = SelfState <text:line-break/>trigger1 = (Vel y &gt;0) &amp;&amp; (Pos y &gt;= 0) <text:line-break/>value = 5100 ;&lt;-- Vai mandar o inimigo para o State 5100</text:p>
      <text:p text:style-name="Text_20_body">E chegamos ao fim do Tutorial! <text:line-break/>Espero tê-los ajudado! <text:line-break/>Se alguém souber de uma forma mais fácil de fazer isso me avise ^^ <text:line-break/>Boa sorte a todos os makers! <text:line-break/>Flws!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2-28T16:03:00.45</meta:creation-date>
    <meta:document-statistic meta:table-count="0" meta:image-count="0" meta:object-count="0" meta:page-count="4" meta:paragraph-count="47" meta:word-count="1460" meta:character-count="8029"/>
    <dc:date>2011-02-28T16:03:54.60</dc:date>
    <meta:editing-duration>PT00H00M54S</meta:editing-duration>
    <meta:editing-cycles>1</meta:editing-cycles>
    <meta:generator>BrOffice.org/3.0$Win32 OpenOffice.org_project/300m9$Build-9358</meta:generator>
  </office:meta>
</office:document-meta>
</file>